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1.748cm" fo:min-width="4.038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1.24cm" fo:min-width="4.038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986cm" fo:min-width="10.896cm" fo:padding-top="0.142cm" fo:padding-bottom="0.142cm" fo:padding-left="0.267cm" fo:padding-right="0.267cm"/>
    </style:style>
    <style:style style:name="gr5" style:family="graphic" style:parent-style-name="objectwithoutfill">
      <style:graphic-properties draw:stroke="solid" svg:stroke-width="0.035cm" svg:stroke-color="#000000" draw:marker-start="Arrow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1.494cm" fo:min-width="4.038cm" fo:padding-top="0.142cm" fo:padding-bottom="0.142cm" fo:padding-left="0.267cm" fo:padding-right="0.267cm"/>
    </style:style>
    <style:style style:name="gr7" style:family="graphic" style:parent-style-name="objectwithoutfill">
      <style:graphic-properties draw:stroke="solid"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fo:min-height="2.29cm"/>
    </style:style>
    <style:style style:name="gr9" style:family="graphic" style:parent-style-name="standard">
      <style:graphic-properties draw:stroke="solid" svg:stroke-width="0.035cm" svg:stroke-color="#000000" draw:marker-start-width="0.252cm" draw:marker-end-width="0.252cm" draw:fill="solid" draw:fill-color="#eeeeee" draw:textarea-horizontal-align="justify" draw:textarea-vertical-align="bottom" draw:auto-grow-height="false" fo:min-height="4.796cm" fo:min-width="10.896cm" fo:padding-top="0.142cm" fo:padding-bottom="0.142cm" fo:padding-left="0.267cm" fo:padding-right="0.267cm"/>
    </style:style>
    <style:style style:name="gr10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653cm" fo:min-width="3.276cm" fo:padding-top="0.142cm" fo:padding-bottom="0.142cm" fo:padding-left="0.267cm" fo:padding-right="0.267cm"/>
    </style:style>
    <style:style style:name="gr11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653cm" fo:min-width="2.768cm" fo:padding-top="0.142cm" fo:padding-bottom="0.142cm" fo:padding-left="0.267cm" fo:padding-right="0.267cm"/>
    </style:style>
    <style:style style:name="gr12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936cm" fo:min-width="11.023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13cm" fo:min-width="2.514cm" fo:padding-top="0.142cm" fo:padding-bottom="0.142cm" fo:padding-left="0.267cm" fo:padding-right="0.267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97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text-align="center"/>
      <style:text-properties fo:color="#000000"/>
    </style:style>
    <style:style style:name="P4" style:family="paragraph">
      <loext:graphic-properties draw:fill="none" draw:fill-color="#ffffff"/>
      <style:paragraph-properties fo:text-align="center"/>
      <style:text-properties fo:color="#000000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solid" draw:fill-color="#eeeeee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style:text-properties fo:color="#ff3333" fo:font-weight="bold" style:font-weight-asian="bold" style:font-weight-complex="bold"/>
    </style:style>
    <style:style style:name="P10" style:family="paragraph">
      <loext:graphic-properties draw:fill="none" draw:fill-color="#ffffff"/>
      <style:text-properties fo:color="#ff3333"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/>
    </style:style>
    <style:style style:name="T3" style:family="text">
      <style:text-properties fo:color="#000000" fo:font-size="14pt" style:font-size-asian="14pt" style:font-size-complex="14pt"/>
    </style:style>
    <style:style style:name="T4" style:family="text">
      <style:text-properties fo:color="#ff333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72cm" svg:height="2.032cm" svg:x="8.62cm" svg:y="5.572cm">
          <text:p text:style-name="P1">Client state</text:p>
          <text:p text:style-name="P1">Machine<text:span text:style-name="T1"> 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" draw:id="id2" draw:layer="layout" svg:width="4.572cm" svg:height="1.524cm" svg:x="15.478cm" svg:y="5.826cm">
          <text:p text:style-name="P3"><text:span text:style-name="T2">Rendering</text:span></text:p>
          <text:p text:style-name="P3"><text:span text:style-name="T3">(1, 2, 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svg:x1="13.192cm" svg:y1="6.588cm" svg:x2="15.478cm" svg:y2="6.588cm" draw:start-shape="id1" draw:start-glue-point="1" draw:end-shape="id2" svg:d="M13192 6588h2286" svg:viewBox="0 0 2287 1">
          <text:p/>
        </draw:connector>
        <draw:custom-shape draw:style-name="gr4" draw:text-style-name="P2" xml:id="id3" draw:id="id3" draw:layer="layout" svg:width="11.43cm" svg:height="1.27cm" svg:x="8.62cm" svg:y="9.89cm">
          <draw:glue-point draw:id="4" svg:x="-3cm" svg:y="-5cm"/>
          <draw:glue-point draw:id="5" svg:x="3cm" svg:y="-5cm"/>
          <draw:glue-point draw:id="6" svg:x="-3cm" svg:y="5cm"/>
          <draw:glue-point draw:id="7" svg:x="3cm" svg:y="5cm"/>
          <text:p text:style-name="P1">Hardware interface<text:span text:style-name="T1"> 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svg:x1="10.906cm" svg:y1="9.89cm" svg:x2="10.906cm" svg:y2="7.604cm" draw:start-shape="id3" draw:start-glue-point="4" draw:end-shape="id1" draw:end-glue-point="2" svg:d="M10906 9890v-2286" svg:viewBox="0 0 1 2287">
          <text:p/>
        </draw:connector>
        <draw:custom-shape draw:style-name="gr6" draw:text-style-name="P2" xml:id="id4" draw:id="id4" draw:layer="layout" svg:width="4.572cm" svg:height="1.778cm" svg:x="8.62cm" svg:y="2.778cm">
          <text:p text:style-name="P1">Network</text:p>
          <text:p text:style-name="P1">Interface<text:span text:style-name="T1"> 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svg:x1="10.906cm" svg:y1="5.572cm" svg:x2="10.906cm" svg:y2="4.556cm" draw:start-shape="id1" draw:start-glue-point="0" draw:end-shape="id4" draw:end-glue-point="2" svg:d="M10906 5572v-1016" svg:viewBox="0 0 1 1017">
          <text:p/>
        </draw:connector>
        <draw:connector draw:style-name="gr7" draw:text-style-name="P5" draw:layer="layout" svg:x1="17.764cm" svg:y1="9.382cm" svg:x2="17.764cm" svg:y2="9.89cm" draw:start-shape="id5" draw:start-glue-point="2" draw:end-shape="id3" draw:end-glue-point="5" svg:d="M17764 9382v508" svg:viewBox="0 0 1 509">
          <text:p/>
        </draw:connector>
        <draw:custom-shape draw:style-name="gr2" draw:text-style-name="P2" xml:id="id5" draw:id="id5" draw:layer="layout" svg:width="4.572cm" svg:height="1.524cm" svg:x="15.478cm" svg:y="7.858cm">
          <text:p text:style-name="P1">Compression</text:p>
          <text:p text:style-name="P1"><text:span text:style-name="T1">(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17.764cm" svg:y1="7.35cm" svg:x2="17.764cm" svg:y2="7.858cm" draw:start-shape="id2" draw:start-glue-point="2" draw:end-shape="id5" draw:end-glue-point="0" svg:d="M17764 7350v508" svg:viewBox="0 0 1 509">
          <text:p/>
        </draw:connector>
        <draw:frame draw:style-name="gr8" draw:text-style-name="P6" draw:layer="layout" svg:width="6.35cm" svg:height="2.571cm" svg:x="20.177cm" svg:y="16.875cm">
          <draw:text-box>
            <text:p><text:span text:style-name="T1">(1) Python</text:span></text:p>
            <text:p><text:span text:style-name="T1">(2) C/C++</text:span></text:p>
            <text:p><text:span text:style-name="T1">(3) OpenGl ES</text:span></text:p>
            <text:p><text:span text:style-name="T1">(4) SystemVerilog</text:span></text:p>
          </draw:text-box>
        </draw:frame>
        <draw:custom-shape draw:style-name="gr9" draw:text-style-name="P7" draw:layer="layout" svg:width="11.43cm" svg:height="5.08cm" svg:x="8.621cm" svg:y="12.431cm">
          <draw:glue-point draw:id="4" svg:x="-3cm" svg:y="-4.901cm"/>
          <draw:glue-point draw:id="5" svg:x="3cm" svg:y="-4.901cm"/>
          <text:p text:style-name="P1">FPG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xml:id="id8" draw:id="id8" draw:layer="layout" svg:width="3.81cm" svg:height="3.937cm" svg:x="15.86cm" svg:y="12.812cm">
          <text:p text:style-name="P1">Display</text:p>
          <text:p text:style-name="P1">Manager</text:p>
          <text:p text:style-name="P1"><text:span text:style-name="T1">(4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7" draw:id="id7" draw:layer="layout" svg:width="3.302cm" svg:height="3.937cm" svg:x="9.256cm" svg:y="12.812cm">
          <text:p text:style-name="P1">Nios</text:p>
          <text:p text:style-name="P1">µC/OSII</text:p>
          <text:p text:style-name="P1"><text:span text:style-name="T1">(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6" draw:id="id6" draw:layer="layout" svg:width="11.557cm" svg:height="1.22cm" svg:x="8.494cm" svg:y="18.196cm">
          <draw:glue-point draw:id="4" svg:x="-2.92cm" svg:y="-5cm"/>
          <draw:glue-point draw:id="5" svg:x="3.02cm" svg:y="-5cm"/>
          <text:p text:style-name="P1">MTL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10.898cm" svg:y1="18.196cm" svg:x2="10.907cm" svg:y2="16.749cm" draw:start-shape="id6" draw:start-glue-point="4" draw:end-shape="id7" draw:end-glue-point="2" svg:d="M10898 18196v-724h9v-723" svg:viewBox="0 0 10 1448">
          <text:p/>
        </draw:connector>
        <draw:connector draw:style-name="gr7" draw:text-style-name="P5" draw:layer="layout" svg:x1="17.765cm" svg:y1="16.749cm" svg:x2="17.762cm" svg:y2="18.196cm" draw:start-shape="id8" draw:start-glue-point="2" draw:end-shape="id6" draw:end-glue-point="5" svg:d="M17765 16749v723h-3v724" svg:viewBox="0 0 4 1448">
          <text:p/>
        </draw:connector>
        <draw:custom-shape draw:style-name="gr13" draw:text-style-name="P5" xml:id="id9" draw:id="id9" draw:layer="layout" svg:width="3.048cm" svg:height="1.397cm" svg:x="5.192cm" svg:y="14.082cm">
          <text:p text:style-name="P1">GSenso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5" draw:layer="layout" svg:x1="8.24cm" svg:y1="14.78cm" svg:x2="9.256cm" svg:y2="14.78cm" draw:start-shape="id9" draw:start-glue-point="1" draw:end-shape="id7" svg:d="M8240 14780h1016" svg:viewBox="0 0 1017 1">
          <text:p/>
        </draw:connector>
        <draw:frame draw:style-name="gr15" draw:text-style-name="P10" draw:layer="layout" svg:width="1.662cm" svg:height="0.988cm" svg:x="13.499cm" svg:y="11.287cm">
          <draw:text-box>
            <text:p text:style-name="P9"><text:span text:style-name="T4">SPI</text:span></text:p>
          </draw:text-box>
        </draw:frame>
        <draw:connector draw:style-name="gr14" draw:text-style-name="P5" draw:layer="layout" svg:x1="10.907cm" svg:y1="12.812cm" svg:x2="10.906cm" svg:y2="11.16cm" draw:start-shape="id7" draw:start-glue-point="0" draw:end-shape="id3" draw:end-glue-point="6" svg:d="M10907 12812v-826h-1v-826" svg:viewBox="0 0 2 1653">
          <text:p/>
        </draw:connector>
        <draw:connector draw:style-name="gr14" draw:text-style-name="P5" draw:layer="layout" svg:x1="17.764cm" svg:y1="11.16cm" svg:x2="17.765cm" svg:y2="12.812cm" draw:start-shape="id3" draw:start-glue-point="7" draw:end-shape="id8" draw:end-glue-point="0" svg:d="M17764 11160v826h1v826" svg:viewBox="0 0 2 165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3T15:34:31.006077966</meta:creation-date>
    <dc:date>2017-05-04T09:00:17.074415883</dc:date>
    <meta:editing-duration>PT21M41S</meta:editing-duration>
    <meta:editing-cycles>12</meta:editing-cycles>
    <meta:generator>LibreOffice/5.1.6.2$Linux_X86_64 LibreOffice_project/10m0$Build-2</meta:generator>
    <meta:document-statistic meta:object-count="22"/>
  </office:meta>
</office:document-meta>
</file>